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normal" officeooo:rsid="001b0cf3" officeooo:paragraph-rsid="001b0cf3" style:font-size-asian="14pt" style:font-weight-asian="normal" style:font-size-complex="14pt" style:font-weight-complex="normal"/>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officeooo:rsid="001b0cf3" officeooo:paragraph-rsid="001b0cf3"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BSTRACT.</text:p>
      <text:p text:style-name="P1">The project is aimed at developing a system that combines a micro-controller with a Light Detection and Ranging (Li-DAR) scanner to generate a three-dimensional (3D) image of a mine. The system aims to improve safety and increase efficiency in mining operations by providing accurate information about the mine's topography and potential hazards.</text:p>
      <text:p text:style-name="P1"/>
      <text:p text:style-name="P1">The micro-controller serves as the central processing unit, controlling the data acquisition and processing of the Li-DAR scanner. The scanner uses laser beams to measure distances between the device and various surfaces in the mine, creating a point cloud that can be used to construct a 3D map of the mine.</text:p>
      <text:p text:style-name="P1">The Li-DAR scanner can collect data in real time, allowing for continuous monitoring of the mine's topography and structural integrity. The micro-controller processes the data collected by the scanner, allowing for the creation of 3D images that can be used to identify potential hazards and plan mining operations more effectively.</text:p>
      <text:p text:style-name="P1">The system's software allows for the visualization of the 3D map, making it easier for operators to navigate through the mine and plan mining operations. Additionally, the system can be used to generate reports on the mine's topography and structural integrity, providing valuable information to mining engineers and safety personnel.</text:p>
      <text:p text:style-name="P1">In conclusion, the combination of a micro-controller and a Li-DAR scanner has the potential to significantly improve safety and increase efficiency in mining operations. By providing accurate information about the mine's topography and potential hazards, the system can help to prevent accidents and optimize mining operat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5T23:15:46.773043129</meta:creation-date>
    <dc:date>2023-05-05T23:20:47.280761951</dc:date>
    <meta:editing-duration>PT5M1S</meta:editing-duration>
    <meta:editing-cycles>2</meta:editing-cycles>
    <meta:generator>LibreOffice/7.3.7.2$Linux_X86_64 LibreOffice_project/30$Build-2</meta:generator>
    <meta:document-statistic meta:table-count="0" meta:image-count="0" meta:object-count="0" meta:page-count="1" meta:paragraph-count="6" meta:word-count="250" meta:character-count="1656" meta:non-whitespace-character-count="1412"/>
  </office:meta>
</office:document-meta>
</file>